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I CONSA YOLA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DOZA GORDILLO, ELIZABETH YUREM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MANI CONSA YOLA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 (PAVIPOLLOS)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431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03:5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